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c104" officeooo:paragraph-rsid="0014c1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app.powerbi.com/view?r=eyJrIjoiMzE3MmNmNmMtYjQyOC00NDYwLWE5MmUtZWUzNTRmYTEwZWU5IiwidCI6IjUxZjcwZTkxLWI2MDAtNDQ5Yi1hOWYzLTBlYWQzYmE1MzRlYSIsImMiOjN9" text:style-name="Internet_20_link" text:visited-style-name="Visited_20_Internet_20_Link">https://app.powerbi.com/view?r=eyJrIjoiMzE3MmNmNmMtYjQyOC00NDYwLWE5MmUtZWUzNTRmYTEwZWU5IiwidCI6IjUxZjcwZTkxLWI2MDAtNDQ5Yi1hOWYzLTBlYWQzYmE1MzRlYSIsImMiOjN9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16:49:15.966881862</meta:creation-date>
    <dc:date>2019-11-03T16:49:56.814626270</dc:date>
    <meta:editing-duration>PT2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156" meta:non-whitespace-character-count="155"/>
  </office:meta>
</office:document-meta>
</file>